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37646962A2936A31.png" manifest:media-type="image/png"/>
  <manifest:file-entry manifest:full-path="Pictures/10000001000000480000002060C27DE631800750.png" manifest:media-type="image/png"/>
  <manifest:file-entry manifest:full-path="Pictures/100000010000004800000020312E77651683C578.png" manifest:media-type="image/png"/>
  <manifest:file-entry manifest:full-path="Pictures/1000000100000048000000207AE8C37133A82DDE.png" manifest:media-type="image/png"/>
  <manifest:file-entry manifest:full-path="Pictures/10000001000000480000002091756E93DF3F714F.png" manifest:media-type="image/png"/>
  <manifest:file-entry manifest:full-path="Pictures/10000001000000480000002049EC16D5D629C30B.png" manifest:media-type="image/png"/>
  <manifest:file-entry manifest:full-path="Pictures/1000000100000048000000200491D664D842951D.png" manifest:media-type="image/png"/>
  <manifest:file-entry manifest:full-path="Pictures/10000001000000400000002807515CB349DDF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5.70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935cm" fo:min-width="2.1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34cm" fo:min-width="2.5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35cm" fo:min-width="4.9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35cm" fo:min-width="2.579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22pt"/>
    </style:style>
    <style:style style:name="T2" style:family="text">
      <style:text-properties fo:font-size="22pt" fo:language="en" fo:country="US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673cm" svg:x="12.75cm" svg:y="12.423cm">
          <draw:text-box>
            <text:p/>
            <text:p/>
          </draw:text-box>
        </draw:frame>
        <draw:frame draw:style-name="gr2" draw:text-style-name="P3" draw:layer="layout" svg:width="10.201cm" svg:height="2.855cm" svg:x="9.75cm" svg:y="1.75cm">
          <draw:text-box>
            <text:p text:style-name="P2"><text:span text:style-name="T1">Enemigo </text:span><text:span text:style-name="T2">Melee</text:span></text:p>
            <text:p><text:span text:style-name="T1">Maquina de estados finitos</text:span></text:p>
          </draw:text-box>
        </draw:frame>
        <draw:g>
          <draw:g>
            <draw:frame draw:style-name="gr3" draw:text-style-name="P4" draw:layer="layout" svg:width="2.55cm" svg:height="1.133cm" svg:x="3.8cm" svg:y="11.839cm">
              <draw:image xlink:href="Pictures/10000001000000480000002060C27DE631800750.png" xlink:type="simple" xlink:show="embed" xlink:actuate="onLoad" draw:mime-type="image/png">
                <text:p/>
              </draw:image>
            </draw:frame>
            <draw:frame draw:style-name="gr3" draw:text-style-name="P4" draw:layer="layout" svg:width="2.848cm" svg:height="1.266cm" svg:x="5.975cm" svg:y="4.936cm">
              <draw:image xlink:href="Pictures/1000000100000048000000207AE8C37133A82DDE.png" xlink:type="simple" xlink:show="embed" xlink:actuate="onLoad" draw:mime-type="image/png">
                <text:p/>
              </draw:image>
            </draw:frame>
            <draw:g>
              <draw:custom-shape draw:style-name="gr4" draw:text-style-name="P5" xml:id="id1" draw:id="id1" draw:layer="layout" svg:width="3.683cm" svg:height="1.675cm" svg:x="3.866cm" svg:y="5.94cm">
                <text:p text:style-name="P5"><text:span text:style-name="T3">idl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xml:id="id2" draw:id="id2" draw:layer="layout" svg:width="4.353cm" svg:height="1.674cm" svg:x="4.535cm" svg:y="12.972cm">
                <text:p text:style-name="P5"><text:span text:style-name="T3">patrol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xml:id="id4" draw:id="id4" draw:layer="layout" svg:width="7.702cm" svg:height="1.675cm" svg:x="17.594cm" svg:y="10.293cm">
                <text:p text:style-name="P5"><text:span text:style-name="T3">anticipation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xml:id="id3" draw:id="id3" draw:layer="layout" svg:width="4.353cm" svg:height="1.675cm" svg:x="10.897cm" svg:y="10.628cm">
                <text:p text:style-name="P5"><text:span text:style-name="T3">chas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xml:id="id6" draw:id="id6" draw:layer="layout" svg:width="4.353cm" svg:height="1.675cm" svg:x="11.567cm" svg:y="5.94cm">
                <text:p text:style-name="P5"><text:span text:style-name="T3">hur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xml:id="id5" draw:id="id5" draw:layer="layout" svg:width="4.353cm" svg:height="1.674cm" svg:x="19.269cm" svg:y="13.642cm">
                <text:p text:style-name="P5"><text:span text:style-name="T3">attack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8" draw:text-style-name="P4" draw:layer="layout" draw:type="curve" svg:x1="5.707cm" svg:y1="7.615cm" svg:x2="6.712cm" svg:y2="12.972cm" draw:start-shape="id1" draw:start-glue-point="8" draw:end-shape="id2" draw:end-glue-point="4" svg:d="M5707 7615c0 4018 1005 1340 1005 5357" svg:viewBox="0 0 1006 5358">
                <text:p/>
              </draw:connector>
              <draw:connector draw:style-name="gr9" draw:text-style-name="P4" draw:layer="layout" draw:type="curve" svg:x1="8.888cm" svg:y1="13.809cm" svg:x2="11.534cm" svg:y2="12.058cm" draw:start-shape="id2" draw:start-glue-point="10" draw:end-shape="id3" draw:end-glue-point="7" svg:d="M8888 13809c1764 0 2646-583 2646-1751" svg:viewBox="0 0 2647 1752">
                <text:p/>
              </draw:connector>
              <draw:connector draw:style-name="gr9" draw:text-style-name="P4" draw:layer="layout" draw:type="curve" svg:x1="15.25cm" svg:y1="11.466cm" svg:x2="17.594cm" svg:y2="11.131cm" draw:start-shape="id3" draw:start-glue-point="10" draw:end-shape="id4" draw:end-glue-point="6" svg:d="M15250 11466c1758 0 586-335 2344-335" svg:viewBox="0 0 2345 336">
                <text:p/>
              </draw:connector>
              <draw:connector draw:style-name="gr9" draw:text-style-name="P4" draw:layer="layout" draw:type="curve" svg:x1="21.445cm" svg:y1="11.968cm" svg:x2="21.446cm" svg:y2="13.642cm" draw:start-shape="id4" draw:start-glue-point="8" draw:end-shape="id5" draw:end-glue-point="4" svg:d="M21445 11968c0 1255 1 419 1 1674" svg:viewBox="0 0 2 1675">
                <text:p/>
              </draw:connector>
              <draw:connector draw:style-name="gr9" draw:text-style-name="P4" draw:layer="layout" draw:type="curve" svg:x1="19.269cm" svg:y1="14.479cm" svg:x2="14.613cm" svg:y2="12.058cm" draw:start-shape="id5" draw:start-glue-point="6" draw:end-shape="id3" draw:end-glue-point="9" svg:d="M19269 14479c-3104 0-4656-807-4656-2421" svg:viewBox="0 0 4657 2422">
                <text:p/>
              </draw:connector>
              <draw:connector draw:style-name="gr9" draw:text-style-name="P4" draw:layer="layout" draw:type="curve" svg:x1="7.549cm" svg:y1="6.778cm" svg:x2="11.567cm" svg:y2="6.778cm" draw:start-shape="id1" draw:start-glue-point="10" draw:end-shape="id6" draw:end-glue-point="6" svg:d="M7549 6778h4018" svg:viewBox="0 0 4019 1">
                <text:p/>
              </draw:connector>
              <draw:connector draw:style-name="gr9" draw:text-style-name="P4" draw:layer="layout" draw:type="curve" draw:line-skew="-0.233cm" svg:x1="8.251cm" svg:y1="13.217cm" svg:x2="13.744cm" svg:y2="7.615cm" draw:start-shape="id2" draw:start-glue-point="11" draw:end-shape="id6" draw:end-glue-point="8" svg:d="M8251 13217c0-4734 5493-1933 5493-5602" svg:viewBox="0 0 5494 5603">
                <text:p/>
              </draw:connector>
              <draw:connector draw:style-name="gr9" draw:text-style-name="P4" draw:layer="layout" draw:type="curve" draw:line-skew="0.046cm" svg:x1="21.445cm" svg:y1="10.293cm" svg:x2="13.744cm" svg:y2="7.615cm" draw:start-shape="id4" draw:start-glue-point="4" draw:end-shape="id6" draw:end-glue-point="8" svg:d="M21445 10293c0-1939-7701-601-7701-2678" svg:viewBox="0 0 7702 2679">
                <text:p/>
              </draw:connector>
              <draw:connector draw:style-name="gr8" draw:text-style-name="P4" draw:layer="layout" draw:type="curve" svg:x1="13.744cm" svg:y1="7.615cm" svg:x2="13.074cm" svg:y2="10.628cm" draw:start-shape="id6" draw:start-glue-point="8" draw:end-shape="id3" draw:end-glue-point="4" svg:d="M13744 7615c0 2259-670 753-670 3013" svg:viewBox="0 0 671 3014">
                <text:p/>
              </draw:connector>
              <draw:custom-shape draw:style-name="gr7" draw:text-style-name="P5" xml:id="id7" draw:id="id7" draw:layer="layout" svg:width="4.353cm" svg:height="1.675cm" svg:x="20.877cm" svg:y="5.94cm">
                <text:p text:style-name="P5"><text:span text:style-name="T3">dead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9" draw:text-style-name="P4" draw:layer="layout" draw:type="line" svg:x1="15.92cm" svg:y1="6.778cm" svg:x2="20.877cm" svg:y2="6.778cm" draw:start-shape="id6" draw:start-glue-point="10" draw:end-shape="id7" draw:end-glue-point="6" svg:d="M15920 6778h4957" svg:viewBox="0 0 4958 1">
                <text:p/>
              </draw:connector>
              <draw:frame draw:style-name="gr3" draw:text-style-name="P4" draw:layer="layout" svg:width="2.55cm" svg:height="1.133cm" svg:x="23.35cm" svg:y="4.936cm">
                <draw:image xlink:href="Pictures/10000001000000480000002049EC16D5D629C30B.png" xlink:type="simple" xlink:show="embed" xlink:actuate="onLoad" draw:mime-type="image/png">
                  <text:p/>
                </draw:image>
              </draw:frame>
              <draw:connector draw:style-name="gr8" draw:text-style-name="P4" draw:layer="layout" draw:type="curve" svg:x1="5.707cm" svg:y1="7.615cm" svg:x2="10.897cm" svg:y2="11.466cm" draw:start-shape="id1" draw:start-glue-point="8" draw:end-shape="id3" draw:end-glue-point="6" svg:d="M5707 7615c0 2568 1730 3851 5190 3851" svg:viewBox="0 0 5191 3852">
                <text:p/>
              </draw:connector>
            </draw:g>
            <draw:frame draw:style-name="gr3" draw:text-style-name="P4" draw:layer="layout" svg:width="2.551cm" svg:height="1.133cm" svg:x="12.969cm" svg:y="12.637cm">
              <draw:image xlink:href="Pictures/1000000100000048000000200491D664D842951D.png" xlink:type="simple" xlink:show="embed" xlink:actuate="onLoad" draw:mime-type="image/png">
                <text:p/>
              </draw:image>
            </draw:frame>
            <draw:frame draw:style-name="gr3" draw:text-style-name="P4" draw:layer="layout" svg:width="2.55cm" svg:height="1.133cm" svg:x="21.882cm" svg:y="9.16cm">
              <draw:image xlink:href="Pictures/10000001000000480000002091756E93DF3F714F.png" xlink:type="simple" xlink:show="embed" xlink:actuate="onLoad" draw:mime-type="image/png">
                <text:p/>
              </draw:image>
            </draw:frame>
            <draw:frame draw:style-name="gr3" draw:text-style-name="P4" draw:layer="layout" svg:width="2.551cm" svg:height="1.133cm" svg:x="22.018cm" svg:y="15.267cm">
              <draw:image xlink:href="Pictures/10000001000000480000002037646962A2936A31.png" xlink:type="simple" xlink:show="embed" xlink:actuate="onLoad" draw:mime-type="image/png">
                <text:p/>
              </draw:image>
            </draw:frame>
            <draw:frame draw:style-name="gr3" draw:text-style-name="P4" draw:layer="layout" svg:width="3.015cm" svg:height="1.339cm" svg:x="13.511cm" svg:y="4.601cm">
              <draw:image xlink:href="Pictures/100000010000004800000020312E77651683C578.png" xlink:type="simple" xlink:show="embed" xlink:actuate="onLoad" draw:mime-type="image/png">
                <text:p/>
              </draw:image>
            </draw:frame>
          </draw:g>
          <draw:frame draw:style-name="gr10" draw:text-style-name="P4" draw:layer="layout" svg:width="2.266cm" svg:height="1.416cm" svg:x="10.832cm" svg:y="12.561cm">
            <draw:image xlink:href="Pictures/10000001000000400000002807515CB349DDFFDA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3-01T09:39:23.940000000</dc:date>
    <meta:editing-duration>PT5H20M49S</meta:editing-duration>
    <meta:editing-cycles>14</meta:editing-cycles>
    <meta:generator>LibreOffice/7.2.4.1$Windows_X86_64 LibreOffice_project/27d75539669ac387bb498e35313b970b7fe9c4f9</meta:generator>
    <meta:document-statistic meta:object-count="31"/>
  </office:meta>
</office:document-meta>
</file>